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umas pessoas dizem que as coisas boas demoram para acontecer e acabam rápido, mas essas pessoas não viveram algo bom o suficiente para poder dizer que o que é realmen<text:bookmark text:name="_GoBack"/>te bom é duradou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dc:creator>Lucas</dc:creator>
    <meta:editing-cycles>2</meta:editing-cycles>
    <meta:creation-date>2011-10-26T00:41:00</meta:creation-date>
    <dc:date>2011-10-26T00:43:00</dc:date>
    <meta:editing-duration>PT2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33" meta:character-count="188" meta:non-whitespace-character-count="1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